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663" officeooo:paragraph-rsid="000eb66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eb663" officeooo:paragraph-rsid="000eb663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b663" officeooo:paragraph-rsid="000eb663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normal" officeooo:rsid="000eb663" officeooo:paragraph-rsid="000eb663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eb663" officeooo:paragraph-rsid="000eb663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0eb663" officeooo:paragraph-rsid="000eb663" style:font-size-asian="12pt" style:font-weight-asian="normal" style:font-size-complex="12pt" style:font-weight-complex="normal"/>
    </style:style>
    <style:style style:name="T1" style:family="text">
      <style:text-properties officeooo:rsid="00103efb"/>
    </style:style>
    <style:style style:name="T2" style:family="text">
      <style:text-properties officeooo:rsid="00108c19"/>
    </style:style>
    <style:style style:name="T3" style:family="text">
      <style:text-properties officeooo:rsid="00109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UKROU Malik</text:p>
      <text:p text:style-name="P1">TALBI Safir</text:p>
      <text:p text:style-name="P1"/>
      <text:p text:style-name="P2">TP6 de LABD : Programmer avec Xquery</text:p>
      <text:p text:style-name="P2"/>
      <text:p text:style-name="P3"/>
      <text:p text:style-name="P6">Exercice 1.</text:p>
      <text:p text:style-name="P4"/>
      <text:p text:style-name="P5">Requête 1 : elle crée un xml avec tous les livres ayant pour <text:span text:style-name="T2">éditeur</text:span> Addison Wesley et paru après 1991. </text:p>
      <text:p text:style-name="P5"/>
      <text:p text:style-name="P5">Requête 2 : elle crée un xml avec la liste de tous les auteurs pour chaque livre en associant chaque auteur au titre dans une balise &lt;result&gt; pour chaque auteur.</text:p>
      <text:p text:style-name="P5"/>
      <text:p text:style-name="P5">Requête 3 : <text:span text:style-name="T1">elle crée un xml qui liste pour chaque auteur son nom et prénom ainsi qu'une liste de titre de livre qu'il a écrit seul ou en collaboration.</text:span></text:p>
      <text:p text:style-name="P5"/>
      <text:p text:style-name="P5">Requête 4 : <text:span text:style-name="T1">même chose que la requête 3.</text:span></text:p>
      <text:p text:style-name="P5"/>
      <text:p text:style-name="P5">Requête 5 : e<text:span text:style-name="T1">lle crée un xml qui liste pour chaque livre la liste des 2 premiers auteurs dans l'ordre alphabétique et si il y a plus de 2 auteurs pour un même livre, une balise &lt;et-al&gt; est ajoutée .</text:span></text:p>
      <text:p text:style-name="P5"/>
      <text:p text:style-name="P5">Requête 6 : <text:span text:style-name="T2">elle crée un xml qui liste les auteurs avec leur nom/prénom ainsi qu'une balise &lt;number&gt; qui affiche le nombre de livre qu'ils ont écrit.</text:span></text:p>
      <text:p text:style-name="P5"/>
      <text:p text:style-name="P5">Requête 7 : <text:span text:style-name="T3">elle crée un xml qui pour chaque année où des livres ont été parus associe la moyenne de prix de vente des livres de cette année.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krou Malik</meta:initial-creator>
    <meta:creation-date>2016-03-03T10:35:12.366884084</meta:creation-date>
    <dc:date>2016-03-03T11:10:25.483298829</dc:date>
    <dc:creator>Boukrou Malik</dc:creator>
    <meta:editing-duration>PT4M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198" meta:character-count="1016" meta:non-whitespace-character-count="828"/>
  </office:meta>
</office:document-meta>
</file>